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2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<text:s/>Spidercat</text:p>
          </table:table-cell>
          <table:table-cell table:style-name="ce3"/>
          <table:table-cell office:value-type="string" table:style-name="ce4">
            <text:p>Made by: BJF</text:p>
          </table:table-cell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8">
            <text:p>Date: <text:s/>11/05/2022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 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Top Front Diamond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Fork - 035-06</text:p>
          </table:table-cell>
          <table:table-cell office:value-type="string" table:style-name="ce11">
            <text:p>Selden rig screw</text:p>
          </table:table-cell>
          <table:table-cell office:value-type="string" table:style-name="ce11">
            <text:p>6610mm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style-name="ce13"/>
          <table:table-cell office:value-type="string" table:style-name="ce13">
            <text:p>with tog fork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Lower Front Diamond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Fork - 035-06</text:p>
          </table:table-cell>
          <table:table-cell office:value-type="string" table:style-name="ce11">
            <text:p>B24716</text:p>
          </table:table-cell>
          <table:table-cell office:value-type="string" table:style-name="ce11">
            <text:p>7100mm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Top side diamond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Hass T</text:p>
          </table:table-cell>
          <table:table-cell office:value-type="string" table:style-name="ce11">
            <text:p>T rig screw</text:p>
          </table:table-cell>
          <table:table-cell office:value-type="string" table:style-name="ce11">
            <text:p>7100mm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4</text:p>
          </table:table-cell>
          <table:table-cell office:value-type="string" table:style-name="ce13">
            <text:p>174-324-21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Lower side diamond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Hass T</text:p>
          </table:table-cell>
          <table:table-cell office:value-type="string" table:style-name="ce11">
            <text:p>T rig screw</text:p>
          </table:table-cell>
          <table:table-cell office:value-type="string" table:style-name="ce11">
            <text:p>7145mm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4</text:p>
          </table:table-cell>
          <table:table-cell office:value-type="string" table:style-name="ce13">
            <text:p>174-324-21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Caps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B24812</text:p>
          </table:table-cell>
          <table:table-cell office:value-type="string" table:style-name="ce11">
            <text:p>11440mm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N-08</text:p>
          </table:table-cell>
          <table:table-cell table:number-columns-repeated="5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orestay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Tog Fork</text:p>
          </table:table-cell>
          <table:table-cell office:value-type="string" table:style-name="ce11">
            <text:p>Stalok stud</text:p>
          </table:table-cell>
          <table:table-cell office:value-type="string" table:style-name="ce11">
            <text:p>12175mm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Seagull Striker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Tog Fork</text:p>
          </table:table-cell>
          <table:table-cell office:value-type="string" table:style-name="ce11">
            <text:p>B24812</text:p>
          </table:table-cell>
          <table:table-cell office:value-type="string" table:style-name="ce11">
            <text:p>4340mm</text:p>
          </table:table-cell>
          <table:table-cell table:number-columns-repeated="2" table:style-name="ce11"/>
          <table:table-cell office:value-type="string" table:style-name="ce11">
            <text:p>Had to widen tog forks to 16mm diametre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19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19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19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19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19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19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6" table:style-name="ro7">
          <table:table-cell table:number-columns-repeated="16384"/>
        </table:table-row>
        <table:named-expressions>
          <table:named-range table:name="Print_Area" table:cell-range-address="Sheet1.$A$1:Sheet1.$H$28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igging 2</meta:initial-creator>
    <dc:creator>Brian Fennessy</dc:creator>
    <meta:creation-date>2022-01-31T14:25:15Z</meta:creation-date>
    <dc:date>2022-05-14T07:00:41Z</dc:date>
    <meta:print-date>2022-05-14T07:00:04Z</meta:print-date>
  </office:meta>
</office:document-meta>
</file>